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llaume Grippari : Ce projet m'a beaucoup intéressé puisqu'il il faisait appel à des compétences en programmation assez poussées et que l'informatique est un domaine qui m'intéresse particulièrement. De plus, j'ai pu suivre l'évolution d'un projet, de la présentation de l'objectif souhaité à l'accomplissement du projet. J'ai ainsi mieux réalisé l'importance de bien cerner le problème, de sélectionner les idées et d'établir un cahier des charges adéquat. Sans cette étape laborieuse d'état de l'art, nous n'aurions peut-être pas pu terminer à tem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7M58S</meta:editing-duration>
    <meta:editing-cycles>3</meta:editing-cycles>
    <meta:generator>OpenOffice.org/3.2$Win32 OpenOffice.org_project/320m18$Build-9502</meta:generator>
    <dc:date>2011-05-24T04:03:29.34</dc:date>
    <meta:document-statistic meta:table-count="0" meta:image-count="0" meta:object-count="0" meta:page-count="1" meta:paragraph-count="1" meta:word-count="82" meta:character-count="554"/>
    <dc:creator>Guillaume Grippari</dc:creator>
    <meta:user-defined meta:name="Info 1"/>
    <meta:user-defined meta:name="Info 2"/>
    <meta:user-defined meta:name="Info 3"/>
    <meta:user-defined meta:name="Info 4"/>
  </office:meta>
</office:document-meta>
</file>